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paragraph-properties fo:text-align="start" style:justify-single-word="false"/>
    </style:style>
    <style:style style:name="P36" style:family="paragraph" style:parent-style-name="Text_20_body" style:list-style-name="L26"/>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Leaving off at “Disable Device”</text:p>
          </table:table-cell>
        </table:table-row>
      </table:table>
      <text:p text:style-name="P4"/>
      <text:p text:style-name="P6"/>
      <text:h text:style-name="Heading_20_1" text:outline-level="1"><text:bookmark-start text:name="__RefHeading__632_249102736"/>The P.O.W.E.R. Project<text:bookmark-end text:name="__RefHeading__632_24910273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p text:style-name="Text_20_body">This document outlines the web-based user interface for the project. The interface must be easy to learn, efficient, and shouldn't be so ugly it makes your eyes bleed.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text:a xlink:type="simple" xlink:href="#__RefHeading__632_249102736" text:style-name="Index_20_Link" text:visited-style-name="Index_20_Link">The P.O.W.E.R. Project<text:tab/>3</text:a></text:p>
          <text:p text:style-name="P9"><text:a xlink:type="simple" xlink:href="#__RefHeading__741_249102736" text:style-name="Index_20_Link" text:visited-style-name="Index_20_Link">Task Breakdowns<text:tab/>4</text:a></text:p>
          <text:p text:style-name="P8"><text:a xlink:type="simple" xlink:href="#__RefHeading__639_249102736" text:style-name="Index_20_Link" text:visited-style-name="Index_20_Link">View Monthly Power Consumption<text:tab/>5</text:a></text:p>
          <text:p text:style-name="P10"><text:a xlink:type="simple" xlink:href="#__RefHeading__650_249102736" text:style-name="Index_20_Link" text:visited-style-name="Index_20_Link">Actors<text:tab/>5</text:a></text:p>
          <text:p text:style-name="P10"><text:a xlink:type="simple" xlink:href="#__RefHeading__652_249102736" text:style-name="Index_20_Link" text:visited-style-name="Index_20_Link">Assumptions<text:tab/>5</text:a></text:p>
          <text:p text:style-name="P10"><text:a xlink:type="simple" xlink:href="#__RefHeading__654_249102736" text:style-name="Index_20_Link" text:visited-style-name="Index_20_Link">Procedure<text:tab/>5</text:a></text:p>
          <text:p text:style-name="P10"><text:a xlink:type="simple" xlink:href="#__RefHeading__656_249102736" text:style-name="Index_20_Link" text:visited-style-name="Index_20_Link">Expected outcome<text:tab/>5</text:a></text:p>
          <text:p text:style-name="P8"><text:a xlink:type="simple" xlink:href="#__RefHeading__658_249102736" text:style-name="Index_20_Link" text:visited-style-name="Index_20_Link">View Largest Energy Consumer<text:tab/>6</text:a></text:p>
          <text:p text:style-name="P10"><text:a xlink:type="simple" xlink:href="#__RefHeading__660_249102736" text:style-name="Index_20_Link" text:visited-style-name="Index_20_Link">Actors<text:tab/>6</text:a></text:p>
          <text:p text:style-name="P10"><text:a xlink:type="simple" xlink:href="#__RefHeading__662_249102736" text:style-name="Index_20_Link" text:visited-style-name="Index_20_Link">Assumptions<text:tab/>6</text:a></text:p>
          <text:p text:style-name="P10"><text:a xlink:type="simple" xlink:href="#__RefHeading__664_249102736" text:style-name="Index_20_Link" text:visited-style-name="Index_20_Link">Procedure<text:tab/>6</text:a></text:p>
          <text:p text:style-name="P10"><text:a xlink:type="simple" xlink:href="#__RefHeading__666_249102736" text:style-name="Index_20_Link" text:visited-style-name="Index_20_Link">Expected outcome<text:tab/>6</text:a></text:p>
          <text:p text:style-name="P8"><text:a xlink:type="simple" xlink:href="#__RefHeading__669_249102736" text:style-name="Index_20_Link" text:visited-style-name="Index_20_Link">View Largest Power Consumer<text:tab/>7</text:a></text:p>
          <text:p text:style-name="P10"><text:a xlink:type="simple" xlink:href="#__RefHeading__671_249102736" text:style-name="Index_20_Link" text:visited-style-name="Index_20_Link">Actors<text:tab/>7</text:a></text:p>
          <text:p text:style-name="P10"><text:a xlink:type="simple" xlink:href="#__RefHeading__673_249102736" text:style-name="Index_20_Link" text:visited-style-name="Index_20_Link">Assumptions<text:tab/>7</text:a></text:p>
          <text:p text:style-name="P10"><text:a xlink:type="simple" xlink:href="#__RefHeading__675_249102736" text:style-name="Index_20_Link" text:visited-style-name="Index_20_Link">Procedure<text:tab/>7</text:a></text:p>
          <text:p text:style-name="P10"><text:a xlink:type="simple" xlink:href="#__RefHeading__677_249102736" text:style-name="Index_20_Link" text:visited-style-name="Index_20_Link">Expected outcome<text:tab/>7</text:a></text:p>
          <text:p text:style-name="P8"><text:a xlink:type="simple" xlink:href="#__RefHeading__679_249102736" text:style-name="Index_20_Link" text:visited-style-name="Index_20_Link">View Largest Power Consumer<text:tab/>8</text:a></text:p>
          <text:p text:style-name="P10"><text:a xlink:type="simple" xlink:href="#__RefHeading__681_249102736" text:style-name="Index_20_Link" text:visited-style-name="Index_20_Link">Actors<text:tab/>8</text:a></text:p>
          <text:p text:style-name="P10"><text:a xlink:type="simple" xlink:href="#__RefHeading__683_249102736" text:style-name="Index_20_Link" text:visited-style-name="Index_20_Link">Assumptions<text:tab/>8</text:a></text:p>
          <text:p text:style-name="P10"><text:a xlink:type="simple" xlink:href="#__RefHeading__685_249102736" text:style-name="Index_20_Link" text:visited-style-name="Index_20_Link">Procedure<text:tab/>8</text:a></text:p>
          <text:p text:style-name="P10"><text:a xlink:type="simple" xlink:href="#__RefHeading__687_249102736" text:style-name="Index_20_Link" text:visited-style-name="Index_20_Link">Expected outcome<text:tab/>8</text:a></text:p>
          <text:p text:style-name="P8"><text:a xlink:type="simple" xlink:href="#__RefHeading__694_249102736" text:style-name="Index_20_Link" text:visited-style-name="Index_20_Link">Add User<text:tab/>9</text:a></text:p>
          <text:p text:style-name="P10"><text:a xlink:type="simple" xlink:href="#__RefHeading__696_249102736" text:style-name="Index_20_Link" text:visited-style-name="Index_20_Link">Actors<text:tab/>9</text:a></text:p>
          <text:p text:style-name="P10"><text:a xlink:type="simple" xlink:href="#__RefHeading__698_249102736" text:style-name="Index_20_Link" text:visited-style-name="Index_20_Link">Assumptions<text:tab/>9</text:a></text:p>
          <text:p text:style-name="P10"><text:a xlink:type="simple" xlink:href="#__RefHeading__700_249102736" text:style-name="Index_20_Link" text:visited-style-name="Index_20_Link">Procedure<text:tab/>9</text:a></text:p>
          <text:p text:style-name="P10"><text:a xlink:type="simple" xlink:href="#__RefHeading__702_249102736" text:style-name="Index_20_Link" text:visited-style-name="Index_20_Link">Expected outcome<text:tab/>9</text:a></text:p>
          <text:p text:style-name="P8"><text:a xlink:type="simple" xlink:href="#__RefHeading__704_249102736" text:style-name="Index_20_Link" text:visited-style-name="Index_20_Link">Delete User<text:tab/>10</text:a></text:p>
          <text:p text:style-name="P10"><text:a xlink:type="simple" xlink:href="#__RefHeading__706_249102736" text:style-name="Index_20_Link" text:visited-style-name="Index_20_Link">Actors<text:tab/>10</text:a></text:p>
          <text:p text:style-name="P10"><text:a xlink:type="simple" xlink:href="#__RefHeading__708_249102736" text:style-name="Index_20_Link" text:visited-style-name="Index_20_Link">Assumptions<text:tab/>10</text:a></text:p>
          <text:p text:style-name="P10"><text:a xlink:type="simple" xlink:href="#__RefHeading__710_249102736" text:style-name="Index_20_Link" text:visited-style-name="Index_20_Link">Procedure<text:tab/>10</text:a></text:p>
          <text:p text:style-name="P10"><text:a xlink:type="simple" xlink:href="#__RefHeading__712_249102736" text:style-name="Index_20_Link" text:visited-style-name="Index_20_Link">Expected Outcome<text:tab/>10</text:a></text:p>
          <text:p text:style-name="P8"><text:a xlink:type="simple" xlink:href="#__RefHeading__714_249102736" text:style-name="Index_20_Link" text:visited-style-name="Index_20_Link">Rename Device<text:tab/>11</text:a></text:p>
          <text:p text:style-name="P10"><text:a xlink:type="simple" xlink:href="#__RefHeading__716_249102736" text:style-name="Index_20_Link" text:visited-style-name="Index_20_Link">Actors<text:tab/>11</text:a></text:p>
          <text:p text:style-name="P10"><text:a xlink:type="simple" xlink:href="#__RefHeading__718_249102736" text:style-name="Index_20_Link" text:visited-style-name="Index_20_Link">Assumptions<text:tab/>11</text:a></text:p>
          <text:p text:style-name="P10"><text:a xlink:type="simple" xlink:href="#__RefHeading__720_249102736" text:style-name="Index_20_Link" text:visited-style-name="Index_20_Link">Procedure<text:tab/>11</text:a></text:p>
          <text:p text:style-name="P10"><text:soft-page-break/><text:a xlink:type="simple" xlink:href="#__RefHeading__722_249102736" text:style-name="Index_20_Link" text:visited-style-name="Index_20_Link">Expected outcome<text:tab/>11</text:a></text:p>
          <text:p text:style-name="P8"><text:a xlink:type="simple" xlink:href="#__RefHeading__729_249102736" text:style-name="Index_20_Link" text:visited-style-name="Index_20_Link">Add Device<text:tab/>12</text:a></text:p>
          <text:p text:style-name="P8"><text:a xlink:type="simple" xlink:href="#__RefHeading__731_249102736" text:style-name="Index_20_Link" text:visited-style-name="Index_20_Link">Delete Device<text:tab/>13</text:a></text:p>
          <text:p text:style-name="P10"><text:a xlink:type="simple" xlink:href="#__RefHeading__733_249102736" text:style-name="Index_20_Link" text:visited-style-name="Index_20_Link">Actors<text:tab/>13</text:a></text:p>
          <text:p text:style-name="P10"><text:a xlink:type="simple" xlink:href="#__RefHeading__735_249102736" text:style-name="Index_20_Link" text:visited-style-name="Index_20_Link">Assumptions<text:tab/>13</text:a></text:p>
          <text:p text:style-name="P10"><text:a xlink:type="simple" xlink:href="#__RefHeading__737_249102736" text:style-name="Index_20_Link" text:visited-style-name="Index_20_Link">Procedure<text:tab/>13</text:a></text:p>
          <text:p text:style-name="P10"><text:a xlink:type="simple" xlink:href="#__RefHeading__739_249102736" text:style-name="Index_20_Link" text:visited-style-name="Index_20_Link">Expected Outcome<text:tab/>13</text:a></text:p>
          <text:p text:style-name="P9"><text:a xlink:type="simple" xlink:href="#__RefHeading__743_249102736" text:style-name="Index_20_Link" text:visited-style-name="Index_20_Link">Dialog Design<text:tab/>14</text:a></text:p>
          <text:p text:style-name="P9"><text:a xlink:type="simple" xlink:href="#__RefHeading__745_249102736" text:style-name="Index_20_Link" text:visited-style-name="Index_20_Link">Look and Feel<text:tab/>15</text:a></text:p>
          <text:p text:style-name="P9"><text:a xlink:type="simple" xlink:href="#__RefHeading__747_249102736" text:style-name="Index_20_Link" text:visited-style-name="Index_20_Link">Affordances<text:tab/>16</text:a></text:p>
        </text:index-body>
      </text:table-of-content>
      <text:p text:style-name="Text_20_body"/>
      <text:h text:style-name="Heading_20_1" text:outline-level="1"><text:bookmark-start text:name="__RefHeading__741_249102736"/>Task Breakdown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16965662341" text:style-name="L1">
        <text:list-item>
          <text:p text:style-name="P12">Users</text:p>
        </text:list-item>
        <text:list-item>
          <text:p text:style-name="P12">The display</text:p>
        </text:list-item>
        <text:list-item>
          <text:p text:style-name="P12">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38" text:outline-level="2">Logging In</text:h>
      <text:p text:style-name="Text_20_body">In this scenario the user logs into the system</text:p>
      <text:h text:style-name="Heading_20_3" text:outline-level="3"><text:bookmark-start text:name="__RefHeading__650_2491027361"/>Actors<text:bookmark-end text:name="__RefHeading__650_2491027361"/></text:h>
      <text:list xml:id="list496610216" text:style-name="L2">
        <text:list-item>
          <text:p text:style-name="P13">User</text:p>
        </text:list-item>
        <text:list-item>
          <text:p text:style-name="P13">System </text:p>
        </text:list-item>
      </text:list>
      <text:h text:style-name="Heading_20_3" text:outline-level="3"><text:bookmark-start text:name="__RefHeading__652_2491027361"/>Assumptions<text:bookmark-end text:name="__RefHeading__652_2491027361"/></text:h>
      <text:p text:style-name="Text_20_body">The user has a valid logi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38" text:outline-level="2">Logging Out</text:h>
      <text:p text:style-name="Text_20_body">In this scenario the user logs out of the system.</text:p>
      <text:h text:style-name="Heading_20_3" text:outline-level="3"><text:bookmark-start text:name="__RefHeading__650_24910273611"/>Actors<text:bookmark-end text:name="__RefHeading__650_24910273611"/></text:h>
      <text:list xml:id="list201292940" text:continue-numbering="true" text:style-name="L2">
        <text:list-item>
          <text:p text:style-name="P13">User</text:p>
        </text:list-item>
        <text:list-item>
          <text:p text:style-name="P13">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system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h text:style-name="P26" text:outline-level="2">The user is now logged out.</text:h>
      <text:h text:style-name="P38"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147739321" text:continue-numbering="true" text:style-name="L2">
        <text:list-item>
          <text:p text:style-name="P13">User</text:p>
        </text:list-item>
        <text:list-item>
          <text:p text:style-name="P13">System </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1188649001" text:style-name="L3">
        <text:list-item>
          <text:p text:style-name="P14">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1098406075" text:style-name="L4">
        <text:list-item>
          <text:p text:style-name="P15">The name of the month</text:p>
        </text:list-item>
        <text:list-item>
          <text:p text:style-name="P15">The total power consumed by the entire system for that month </text:p>
        </text:list-item>
        <text:list-item>
          <text:p text:style-name="P15">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38"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1535547955" text:style-name="L15">
        <text:list-item>
          <text:p text:style-name="P25">User</text:p>
        </text:list-item>
        <text:list-item>
          <text:p text:style-name="P25">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620982697" text:style-name="L5">
        <text:list-item>
          <text:p text:style-name="P16">One of which is "Device Power Consumption" </text:p>
        </text:list-item>
      </text:list>
      <text:p text:style-name="Text_20_body">The user selects "Device Power Consumption"</text:p>
      <text:p text:style-name="Text_20_body">The display shows the user a table containing:</text:p>
      <text:list xml:id="list1778399681" text:style-name="L6">
        <text:list-item>
          <text:p text:style-name="P17">The name of each device</text:p>
        </text:list-item>
        <text:list-item>
          <text:p text:style-name="P17">The power consumed by each device</text:p>
        </text:list-item>
        <text:list-item>
          <text:p text:style-name="P17">The device's power consumption per hour</text:p>
        </text:list-item>
        <text:list-item>
          <text:p text:style-name="P17">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38" text:outline-level="2"><text:bookmark-start text:name="__RefHeading__669_249102736"/>View Largest Power Consumer<text:bookmark-end text:name="__RefHeading__669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71_249102736"/>Actors<text:bookmark-end text:name="__RefHeading__671_249102736"/></text:h>
      <text:list xml:id="list1753642812" text:style-name="L18">
        <text:list-item>
          <text:p text:style-name="P27">User</text:p>
        </text:list-item>
        <text:list-item>
          <text:p text:style-name="P27">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1407486345" text:style-name="L7">
        <text:list-item>
          <text:p text:style-name="P18">One of which is "View Power Use over Time" </text:p>
        </text:list-item>
      </text:list>
      <text:p text:style-name="Text_20_body">The display shows a page that prompts the user to select:</text:p>
      <text:list xml:id="list406657750" text:style-name="L8">
        <text:list-item>
          <text:p text:style-name="P19">What devices or device groups they want to compare</text:p>
          <text:list>
            <text:list-item>
              <text:p text:style-name="P19">Defaults the group "All devices" </text:p>
            </text:list-item>
          </text:list>
        </text:list-item>
        <text:list-item>
          <text:p text:style-name="P19">What time period they would like to compare them over</text:p>
          <text:list>
            <text:list-item>
              <text:p text:style-name="P19">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38"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160879913" text:style-name="L19">
        <text:list-item>
          <text:p text:style-name="P28">User</text:p>
        </text:list-item>
        <text:list-item>
          <text:p text:style-name="P28">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326137817" text:style-name="L9">
        <text:list-item>
          <text:p text:style-name="P20">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system display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38"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1549130516" text:style-name="L20">
        <text:list-item>
          <text:p text:style-name="P29">User</text:p>
        </text:list-item>
        <text:list-item>
          <text:p text:style-name="P29">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2007882824" text:style-name="L10">
        <text:list-item>
          <text:p text:style-name="P21">This includes a button to add a user </text:p>
        </text:list-item>
      </text:list>
      <text:p text:style-name="Text_20_body">The user clicks "Add user"</text:p>
      <text:p text:style-name="Text_20_body">The display presents the user with a page that contains the necessary fields to create a new user:</text:p>
      <text:list xml:id="list1433259851" text:style-name="L11">
        <text:list-item>
          <text:p text:style-name="P22">First name</text:p>
        </text:list-item>
        <text:list-item>
          <text:p text:style-name="P22">Last name</text:p>
        </text:list-item>
        <text:list-item>
          <text:p text:style-name="P22">Username</text:p>
        </text:list-item>
        <text:list-item>
          <text:p text:style-name="P22">Password</text:p>
        </text:list-item>
        <text:list-item>
          <text:p text:style-name="P22">A checkbox requiring the user to change their password at login</text:p>
        </text:list-item>
        <text:list-item>
          <text:p text:style-name="P22">A multi-select to put them into group</text:p>
        </text:list-item>
        <text:list-item>
          <text:p text:style-name="P22">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38"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1665663755" text:style-name="L21">
        <text:list-item>
          <text:p text:style-name="P30">User</text:p>
        </text:list-item>
        <text:list-item>
          <text:p text:style-name="P30">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472529186" text:style-name="L22">
        <text:list-item>
          <text:p text:style-name="P31">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38" text:outline-level="2"><text:bookmark-start text:name="__RefHeading__714_249102736"/>Rename Device<text:bookmark-end text:name="__RefHeading__714_24910273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402035516" text:style-name="L23">
        <text:list-item>
          <text:p text:style-name="P32">User</text:p>
        </text:list-item>
        <text:list-item>
          <text:p text:style-name="P32">Display</text:p>
        </text:list-item>
        <text:list-item>
          <text:p text:style-name="P32">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326743850" text:style-name="L13">
        <text:list-item>
          <text:p text:style-name="P23">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h text:style-name="Heading_20_3" text:outline-level="3"><text:bookmark-start text:name="__RefHeading__722_249102736"/>Expected outcome<text:bookmark-end text:name="__RefHeading__722_249102736"/></text:h>
      <text:p text:style-name="Text_20_body">The device is now know by a new name.</text:p>
      <text:h text:style-name="P38"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Actors</text:h>
      <text:list xml:id="list2014346706" text:continue-list="list402035516" text:style-name="L23">
        <text:list-item>
          <text:p text:style-name="P32">User</text:p>
        </text:list-item>
        <text:list-item>
          <text:p text:style-name="P32">Display</text:p>
        </text:list-item>
        <text:list-item>
          <text:p text:style-name="P32">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027820646" text:style-name="L24">
        <text:list-item>
          <text:p text:style-name="P33">This includes a “Add device” button</text:p>
        </text:list-item>
      </text:list>
      <text:p text:style-name="Text_20_body">The user clicks the “Add device” button</text:p>
      <text:p text:style-name="Text_20_body">The system prompts the user for information about the device, including:</text:p>
      <text:list xml:id="list1153894711" text:style-name="L25">
        <text:list-item>
          <text:p text:style-name="P34">Name</text:p>
          <text:list>
            <text:list-item>
              <text:p text:style-name="P34">Optional: room, location in room, owner. These will be used to guide the user in coming up with a unique name</text:p>
            </text:list-item>
          </text:list>
        </text:list-item>
        <text:list-item>
          <text:p text:style-name="P34">What satellite it is plugged into</text:p>
          <text:list>
            <text:list-item>
              <text:p text:style-name="P34">Optional, may be not be plugged in</text:p>
            </text:list-item>
          </text:list>
        </text:list-item>
      </text:list>
      <text:p text:style-name="P35">The user fills in the requested information</text:p>
      <text:p text:style-name="P35">The user clicks an “OK” or “Submit” button</text:p>
      <text:p text:style-name="P35">The display informs the user that the device has been added</text:p>
      <text:p text:style-name="P35">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38"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1499589467" text:style-name="L26">
        <text:list-item>
          <text:p text:style-name="P36">User</text:p>
        </text:list-item>
        <text:list-item>
          <text:p text:style-name="P36">Display</text:p>
        </text:list-item>
        <text:list-item>
          <text:p text:style-name="P36">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809680175" text:style-name="L14">
        <text:list-item>
          <text:p text:style-name="P24">This includes a drop down with an action to disable a device</text:p>
        </text:list-item>
        <text:list-item>
          <text:p text:style-name="P24">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text:p>
      <text:p text:style-name="Text_20_body">The user clicks an “OK” or “Submit” or “Apply” button</text:p>
      <text:p text:style-name="Text_20_body">The display shows a dialog box asking to confirm applying the action</text:p>
      <text:p text:style-name="Text_20_body">The user clicks on "Apply action" </text:p>
      <text:h text:style-name="Heading_20_3" text:outline-level="3"><text:bookmark-start text:name="__RefHeading__739_249102736"/>Expected Outcome<text:bookmark-end text:name="__RefHeading__739_249102736"/></text:h>
      <text:p text:style-name="Text_20_body">A device was deleted from the system </text:p>
      <text:h text:style-name="P38" text:outline-level="2">Remap Device</text:h>
      <text:h text:style-name="P37" text:outline-level="1"><text:bookmark-start text:name="__RefHeading__743_249102736"/>Dialog Design<text:bookmark-end text:name="__RefHeading__743_249102736"/></text:h>
      <text:p text:style-name="Text_20_body"/>
      <text:h text:style-name="P37" text:outline-level="1"><text:bookmark-start text:name="__RefHeading__745_249102736"/>Look and Feel<text:bookmark-end text:name="__RefHeading__745_249102736"/></text:h>
      <text:h text:style-name="P37" text:outline-level="1"><text:bookmark-start text:name="__RefHeading__747_249102736"/>Affordances<text:bookmark-end text:name="__RefHeading__747_2491027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16T14:52:31</dc:date>
    <meta:editing-duration>PT2H11S</meta:editing-duration>
    <meta:editing-cycles>11</meta:editing-cycles>
    <meta:generator>LibreOffice/3.5$Linux_X86_64 LibreOffice_project/350m1$Build-2</meta:generator>
    <dc:creator>Charles H</dc:creator>
    <meta:document-statistic meta:table-count="1" meta:image-count="0" meta:object-count="0" meta:page-count="19" meta:paragraph-count="315" meta:word-count="2180" meta:character-count="12192" meta:non-whitespace-character-count="10332"/>
  </office:meta>
</office:document-meta>
</file>